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3cm" svg:y="0.51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3cm" svg:y="9.602cm">
          <draw:text-box>
            <text:p text:style-name="P2"><text:span text:style-name="T1">Лекция 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4"/>10. Структуры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1. Назнач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2. Объявл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8"/>10.3. Операции над структурам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2"/>10.3.1. Копирова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2"/>10.3.2. Присваивание (=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2"/>10.3.3. Поименование (&amp;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10.3.4. Доступ к полям (., →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4. Битовые пол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5. Вложенные структуры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6. Инициализац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5.209cm" svg:x="1.4cm" svg:y="-0.662cm" presentation:class="title" presentation:user-transformed="true">
          <draw:text-box>
            <text:p><text:s text:c="8"/>10.7. Возврат значения типа структуры как результат выполнения функци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8. Рекурсивные структуры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4"/>11. Объединен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1. Назнач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2. Объявл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3. Доступ к полям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4. Инициализац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14:01:12.567000000</dc:date>
    <meta:editing-duration>PT5M12S</meta:editing-duration>
    <meta:editing-cycles>2</meta:editing-cycles>
    <meta:generator>LibreOffice/7.4.5.1$Windows_X86_64 LibreOffice_project/9c0871452b3918c1019dde9bfac75448afc4b57f</meta:generator>
    <meta:document-statistic meta:object-count="97"/>
  </office:meta>
</office:document-meta>
</file>